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7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267.85pt"/>
    </style:style>
    <style:style style:name="co5" style:family="table-column">
      <style:table-column-properties fo:break-before="auto" style:column-width="263.99pt"/>
    </style:style>
    <style:style style:name="co6" style:family="table-column">
      <style:table-column-properties fo:break-before="auto" style:column-width="355.95pt"/>
    </style:style>
    <style:style style:name="co7" style:family="table-column">
      <style:table-column-properties fo:break-before="auto" style:column-width="30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User(username=””,password=””,email=””)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User=null</text:p>
          </table:table-cell>
          <table:table-cell office:value-type="string" calcext:value-type="string">
            <text:p>User(null,null,”<text:a xlink:href="mailto:martinapopovski@gmail.com" xlink:type="simple">martinapopovski@gmail.com</text:a>”)</text:p>
          </table:table-cell>
          <table:table-cell office:value-type="string" calcext:value-type="string">
            <text:p>User(“martinkozle”,”martin”,”<text:a xlink:href="mailto:martinapopovski@gmail.com" xlink:type="simple">martinapopovski@gmail.com</text:a>”)</text:p>
          </table:table-cell>
          <table:table-cell office:value-type="string" calcext:value-type="string">
            <text:p><text:span text:style-name="T1">User(“martinkozle”,”bomb”,”</text:span><text:span text:style-name="T1"><text:a xlink:href="mailto:martinapopovski@gmail.com" xlink:type="simple">martinapopovski@gmail.com</text:a></text:span><text:span text:style-name="T1">”)</text:span></text:p>
          </table:table-cell>
          <table:table-cell office:value-type="string" calcext:value-type="string">
            <text:p><text:span text:style-name="T1">User(“martinkozle”,”</text:span><text:span text:style-name="T1"><text:a xlink:href="mailto:Sk@paBruno12" xlink:type="simple">Sk@paBruno12</text:a></text:span><text:span text:style-name="T1">”,”</text:span><text:span text:style-name="T1"><text:a xlink:href="mailto:martinapopovski@gmail.com" xlink:type="simple">martinapopovski@gmail.com</text:a></text:span><text:span text:style-name="T1">”)</text:span></text:p>
          </table:table-cell>
          <table:table-cell office:value-type="string" calcext:value-type="string">
            <text:p><text:span text:style-name="T1">User(“martinkozle”,”kucekakopet”,”</text:span><text:span text:style-name="T1"><text:a xlink:href="mailto:martinapopovski@gmail.com" xlink:type="simple">martinapopovski@gmail.com</text:a></text:span><text:span text:style-name="T1">”)</text:span></text:p>
          </table:table-cell>
        </table:table-row>
        <table:table-row table:style-name="ro1">
          <table:table-cell/>
          <table:table-cell office:value-type="string" calcext:value-type="string">
            <text:p>Start-A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A-B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-C</text:p>
          </table:table-cell>
          <table:table-cell/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B-END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-D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-Input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D-END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-E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E-G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-J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E-F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-END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-END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-L1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1-L2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2-M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2-V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-P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-Q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P-Q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-R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-S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R-S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-T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-L3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T-L3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3-L2</text:p>
          </table:table-cell>
          <table:table-cell table:number-columns-repeated="4"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V-X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V-Z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-END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Z-END</text:p>
          </table:table-cell>
          <table:table-cell table:number-columns-repeated="4"/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9:11:42.948000000</meta:creation-date>
    <dc:date>2020-06-12T00:43:29.793000000</dc:date>
    <meta:editing-duration>PT1H59M35S</meta:editing-duration>
    <meta:editing-cycles>1</meta:editing-cycles>
    <meta:document-statistic meta:table-count="1" meta:cell-count="90" meta:object-count="0"/>
    <meta:generator>LibreOffice/6.3.2.2$Windows_X86_64 LibreOffice_project/98b30e735bda24bc04ab42594c85f7fd8be07b9c</meta:generator>
  </office:meta>
</office:document-meta>
</file>